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tionMapModule.getFreshResult( final String name , final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cationMapModul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MapModule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tionMapModule.debug( String debug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ationMapModule.loadConfiguration( Source sour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LocationMapModule.getAttribute( final String name , final Configuration modeConf , final Map objectModel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LocationMapModule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tionMapModule.getAttributeValues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MapModule.LocationMapMod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ationMapModule.configure( Configuration config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cationMapModule.getLocationMap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43">
            <text:p text:style-name="Table_20_Contents">4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